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ff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66" draw:textarea-horizontal-align="left" draw:textarea-vertical-align="middle" draw:auto-grow-height="false" fo:min-height="0.799cm" fo:min-width="1.19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62cm" svg:stroke-color="#ff0000" draw:marker-end="Extrémités_20_de_20_flèche_20_1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5.138cm" fo:min-width="9.872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62cm" svg:stroke-color="#000000" draw:marker-end="Extrémités_20_de_20_flèche_20_2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1.433cm" fo:min-width="2.04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62cm" svg:stroke-color="#339966" draw:marker-end="Extrémités_20_de_20_flèche_20_3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3.127cm" fo:min-width="2.887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66" draw:textarea-horizontal-align="left" draw:textarea-vertical-align="middle" draw:auto-grow-height="false" fo:min-height="0.799cm" fo:min-width="1.195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62cm" svg:stroke-color="#6600cc" svg:stroke-opacity="100%" draw:stroke-linejoin="miter" svg:stroke-linecap="square" draw:fill="none" draw:fill-color="#ffffff" draw:textarea-horizontal-align="left" draw:textarea-vertical-align="middle" draw:auto-grow-height="false" fo:min-height="3.974cm" fo:min-width="2.0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62cm" svg:stroke-color="#6600cc" draw:marker-end="Extrémités_20_de_20_flèche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315cm" fo:min-width="7.96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62cm" svg:stroke-color="#339966" draw:marker-end="Extrémités_20_de_20_flèche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5.244cm" fo:min-width="3.09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middle" fo:min-height="11.417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loext:graphic-properties draw:fill="solid" draw:fill-color="#00cc66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T1" style:family="text">
      <style:text-properties fo:color="#0000ff" style:font-name="Verdana" fo:font-size="18pt" fo:language="fr" fo:country="FR" style:font-size-asian="18pt" style:language-asian="fr" style:country-asian="FR" style:font-size-complex="18pt" style:language-complex="fr" style:country-complex="FR"/>
    </style:style>
    <style:style style:name="T2" style:family="text">
      <style:text-properties style:font-name="Verdana" fo:font-size="14pt" fo:language="fr" fo:country="FR" style:font-size-asian="14pt" style:language-asian="fr" style:country-asian="FR" style:font-size-complex="14pt" style:language-complex="fr" style:country-complex="FR"/>
    </style:style>
    <style:style style:name="T3" style:family="text">
      <style:text-properties fo:color="#ff0000" style:font-name="Verdana" fo:font-size="14pt" fo:language="fr" fo:country="FR" style:font-size-asian="14pt" style:language-asian="fr" style:country-asian="FR" style:font-size-complex="14pt" style:language-complex="fr" style:country-complex="FR"/>
    </style:style>
    <style:style style:name="T4" style:family="text">
      <style:text-properties fo:color="#339966" style:font-name="Verdana" fo:font-size="14pt" fo:language="fr" fo:country="FR" style:font-size-asian="14pt" style:language-asian="fr" style:country-asian="FR" style:font-size-complex="14pt" style:language-complex="fr" style:country-complex="FR"/>
    </style:style>
    <style:style style:name="T5" style:family="text">
      <style:text-properties fo:color="#6600cc" style:font-name="Verdana" fo:font-size="14pt" fo:language="fr" fo:country="FR" style:font-size-asian="14pt" style:language-asian="fr" style:country-asian="FR" style:font-size-complex="14pt" style:language-complex="fr" style:country-complex="FR"/>
    </style:style>
    <style:style style:name="T6" style:family="text">
      <style:text-properties style:font-name="Verdana" fo:font-size="8pt" fo:language="fr" fo:country="FR" style:font-size-asian="8pt" style:language-asian="fr" style:country-asian="FR" style:font-size-complex="8pt" style:language-complex="fr" style:country-complex="FR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99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600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.058cm" svg:y1="4.022cm" svg:x2="10.795cm" svg:y2="4.026cm">
          <text:p/>
        </draw:line>
        <draw:custom-shape draw:style-name="gr2" draw:text-style-name="P3" draw:layer="layout" svg:width="8.495cm" svg:height="1.023cm" svg:x="1.234cm" svg:y="2.752cm">
          <text:list text:style-name="L1">
            <text:list-header>
              <text:p text:style-name="P2"><text:span text:style-name="T1">ARPEGE ALADIN <text:s/>AR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.693cm" svg:height="1.693cm" svg:x="11.007cm" svg:y="3.1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.551cm" svg:height="0.853cm" svg:x="11.006cm" svg:y="4.868cm">
          <text:list text:style-name="L2">
            <text:list-header>
              <text:p text:style-name="P2"><text:span text:style-name="T2">DDH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0.372cm" svg:height="5.398cm" svg:x="12.488cm" svg:y="3.81cm">
          <text:p/>
          <draw:enhanced-geometry svg:viewBox="0 0 2352 1224" draw:type="non-primitive" draw:enhanced-path="M 144 144 C 460 72 776 0 1104 48 1432 96 1928 256 2112 432 2296 608 2352 984 2208 1104 2064 1224 1552 1208 1248 1152 944 1096 592 880 384 768 176 656 64 528 0 480 N"/>
        </draw:custom-shape>
        <draw:custom-shape draw:style-name="gr6" draw:text-style-name="P3" draw:layer="layout" svg:width="7.933cm" svg:height="3.813cm" svg:x="14.393cm" svg:y="4.868cm">
          <text:list text:style-name="L3">
            <text:list-header>
              <text:p text:style-name="P2"><text:span text:style-name="T3">ddht (TRANSFORMS) changes number of levels, extract domains, cumulate DDH files, differenciate (experiment vs reference), et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2.54cm" svg:height="1.693cm" svg:x="12.7cm" svg:y="1.482cm">
          <text:p/>
          <draw:enhanced-geometry svg:viewBox="0 0 960 480" draw:type="non-primitive" draw:enhanced-path="M 0 480 C 136 328 272 176 432 96 592 16 872 16 960 0 N"/>
        </draw:custom-shape>
        <draw:custom-shape draw:style-name="gr8" draw:text-style-name="P3" draw:layer="layout" svg:width="7.933cm" svg:height="1.445cm" svg:x="13.123cm" svg:y="2.117cm">
          <text:list text:style-name="L2">
            <text:list-header>
              <text:p text:style-name="P2"><text:span text:style-name="T2">ddhr (READ AUTODOCUMENTATIO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3.387cm" svg:height="3.387cm" svg:x="7.62cm" svg:y="4.868cm">
          <text:p/>
          <draw:enhanced-geometry svg:viewBox="0 0 624 720" draw:type="non-primitive" draw:enhanced-path="M 624 0 C 512 72 400 144 336 192 272 240 280 240 240 288 200 336 136 408 96 480 56 552 16 680 0 720 N"/>
        </draw:custom-shape>
        <draw:custom-shape draw:style-name="gr10" draw:text-style-name="P3" draw:layer="layout" svg:width="7.933cm" svg:height="2.629cm" svg:x="3.175cm" svg:y="5.292cm">
          <text:list text:style-name="L4">
            <text:list-header>
              <text:p text:style-name="P2"><text:span text:style-name="T4">ddhi (INTERPRETATION) and ddhb (BUDGET) convert extensive units into intensive units (K, g/kg, et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694cm" svg:height="1.693cm" svg:x="6.138cm" svg:y="8.25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4" draw:layer="layout" svg:width="1.694cm" svg:height="1.693cm" svg:x="6.138cm" svg:y="10.3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3" draw:layer="layout" svg:width="11.32cm" svg:height="0.853cm" svg:x="8.255cm" svg:y="8.678cm">
          <text:list text:style-name="L4">
            <text:list-header>
              <text:p text:style-name="P2"><text:span text:style-name="T4">« .doc » file (title, unit, base, et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1.32cm" svg:height="0.853cm" svg:x="8.255cm" svg:y="10.583cm">
          <text:list text:style-name="L4">
            <text:list-header>
              <text:p text:style-name="P2"><text:span text:style-name="T4">« .dta » file (ASCII data in colum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2.54cm" svg:height="4.234cm" svg:x="5.715cm" svg:y="8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93cm" svg:height="1.693cm" svg:x="15.875cm" svg:y="13.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5" draw:layer="layout" svg:width="8.467cm" svg:height="2.575cm" svg:x="6.985cm" svg:y="12.277cm">
          <text:p/>
          <draw:enhanced-geometry svg:viewBox="0 0 1920 584" draw:type="non-primitive" draw:enhanced-path="M 0 0 C 64 124 128 248 240 336 352 424 512 488 672 528 832 568 992 568 1200 576 1408 584 1800 576 1920 576 N"/>
        </draw:custom-shape>
        <draw:custom-shape draw:style-name="gr16" draw:text-style-name="P5" draw:layer="layout" svg:width="3.599cm" svg:height="5.504cm" svg:x="7.408cm" svg:y="4.868cm">
          <text:p/>
          <draw:enhanced-geometry svg:viewBox="0 0 624 720" draw:type="non-primitive" draw:enhanced-path="M 624 0 C 512 72 400 144 336 192 272 240 280 240 240 288 200 336 136 408 96 480 56 552 16 680 0 720 N"/>
        </draw:custom-shape>
        <draw:custom-shape draw:style-name="gr17" draw:text-style-name="P3" draw:layer="layout" svg:width="9.487cm" svg:height="0.853cm" svg:x="7.813cm" svg:y="12.935cm">
          <text:list text:style-name="L5">
            <text:list-header>
              <text:p text:style-name="P2"><text:span text:style-name="T5">Graphics (dd2met, dd2gr, et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5.209cm" svg:height="0.853cm" svg:x="16.183cm" svg:y="15.6cm">
          <text:list text:style-name="L5">
            <text:list-header>
              <text:p text:style-name="P2"><text:span text:style-name="T5">PNG, SVG, EPS et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10.16cm" svg:height="1.951cm" svg:x="15.128cm" svg:y="0.3cm">
          <text:p text:style-name="P2"><text:span text:style-name="T6"><text:s/></text:span><text:span text:style-name="T6">------------------------------------------------------</text:span></text:p>
          <text:p text:style-name="P2"><text:span text:style-name="T6"><text:s/></text:span><text:span text:style-name="T6">DDH file DHFZOFCST+0072</text:span></text:p>
          <text:p text:style-name="P2"><text:span text:style-name="T6"><text:s/></text:span><text:span text:style-name="T6">Run FCST, base 2019-07-24 00:00, cum. time range <text:s text:c="4"/>3.00 days.</text:span></text:p>
          <text:p text:style-name="P2"><text:span text:style-name="T6"><text:s/></text:span><text:span text:style-name="T6">ZONAL DOMAINS <text:s text:c="2"/>1080 time steps, <text:s text:c="2"/>105 levels, <text:s text:c="3"/>286 domain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0" draw:layer="layout" svg:width="7.131cm" svg:height="9.512cm" svg:x="5.944cm" svg:y="1.927cm" draw:page-number="1" presentation:class="page"/>
          <draw:frame presentation:style-name="pr1" draw:text-style-name="P6" draw:layer="layout" svg:width="15.213cm" svg:height="11.417cm" svg:x="1.9cm" svg:y="12.0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10 210" svg:d="M105 0l105 210h-210z"/>
    <draw:marker draw:name="Extrémités_20_de_20_flèche_20_2" draw:display-name="Extrémités de flèche 2" svg:viewBox="0 0 210 210" svg:d="M105 0l105 210h-210z"/>
    <draw:marker draw:name="Extrémités_20_de_20_flèche_20_3" draw:display-name="Extrémités de flèche 3" svg:viewBox="0 0 210 210" svg:d="M105 0l105 210h-210z"/>
    <draw:marker draw:name="Extrémités_20_de_20_flèche_20_4" draw:display-name="Extrémités de flèche 4" svg:viewBox="0 0 210 210" svg:d="M105 0l105 210h-210z"/>
    <draw:marker draw:name="Extrémités_20_de_20_flèche_20_5" draw:display-name="Extrémités de flèche 5" svg:viewBox="0 0 210 210" svg:d="M105 0l105 210h-21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2cm" fo:page-height="25.3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8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07cm" fo:min-width="18.517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Segoe UI" style:font-size-asian="14pt" style:language-asian="fr" style:country-asian="FR" style:font-name-complex="Segoe UI" style:font-size-complex="14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09cm" svg:height="6.006cm" svg:x="1cm" svg:y="2.403cm"/>
      <draw:page-thumbnail draw:layer="backgroundobjects" svg:width="8.009cm" svg:height="6.006cm" svg:x="1cm" svg:y="9.681cm"/>
      <draw:page-thumbnail draw:layer="backgroundobjects" svg:width="8.009cm" svg:height="6.006cm" svg:x="1cm" svg:y="16.959cm"/>
      <draw:page-thumbnail draw:layer="backgroundobjects" svg:width="8.009cm" svg:height="6.006cm" svg:x="10.01cm" svg:y="2.403cm"/>
      <draw:page-thumbnail draw:layer="backgroundobjects" svg:width="8.009cm" svg:height="6.006cm" svg:x="10.01cm" svg:y="9.681cm"/>
      <draw:page-thumbnail draw:layer="backgroundobjects" svg:width="8.009cm" svg:height="6.006cm" svg:x="10.01cm" svg:y="16.959cm"/>
      <draw:frame draw:style-name="Mgr1" draw:text-style-name="MP2" draw:layer="backgroundobjects" svg:width="8.253cm" svg:height="1.26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53cm" svg:height="1.267cm" svg:x="10.76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53cm" svg:height="1.267cm" svg:x="0cm" svg:y="24.10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53cm" svg:height="1.267cm" svg:x="10.766cm" svg:y="24.102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3.167cm" svg:x="1.904cm" svg:y="1.692cm" presentation:class="title" presentation:placeholder="true">
        <draw:text-box/>
      </draw:frame>
      <draw:frame presentation:style-name="Standard-outline1" draw:layer="backgroundobjects" svg:width="21.581cm" svg:height="11.422cm" svg:x="1.904cm" svg:y="5.503cm" presentation:class="outline" presentation:placeholder="true">
        <draw:text-box/>
      </draw:frame>
      <draw:frame draw:style-name="Mgr3" draw:text-style-name="MP6" draw:layer="backgroundobjects" svg:width="5.283cm" svg:height="1.261cm" svg:x="1.904cm" svg:y="17.35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35cm" svg:height="1.261cm" svg:x="8.677cm" svg:y="17.356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5.283cm" svg:height="1.261cm" svg:x="18.202cm" svg:y="17.356cm" presentation:class="page-number">
        <draw:text-box>
          <text:list text:style-name="ML1">
            <text:list-header>
              <text:p text:style-name="MP9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2cm" svg:height="25.37cm" svg:x="0cm" svg:y="0cm">
          <text:p/>
        </draw:rect>
        <draw:custom-shape draw:style-name="Mgr7" draw:text-style-name="MP12" draw:layer="backgroundobjects" svg:width="19.019cm" svg:height="25.36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32.769cm" svg:height="34.696cm" svg:x="-32.774cm" svg:y="-32.773cm" presentation:class="page"/>
        <draw:frame presentation:style-name="Standard-notes" draw:layer="backgroundobjects" svg:width="15.204cm" svg:height="11.408cm" svg:x="1.901cm" svg:y="12.05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piriou</meta:initial-creator>
    <meta:creation-date>2008-07-17T11:44:30.807000000</meta:creation-date>
    <dc:date>2019-09-17T08:57:02.376041344</dc:date>
    <meta:editing-cycles>12</meta:editing-cycles>
    <meta:editing-duration>PT40M2S</meta:editing-duration>
    <meta:generator>LibreOffice/6.0.7.3$Linux_X86_64 LibreOffice_project/dc89aa7a9eabfd848af146d5086077aeed2ae4a5</meta:generator>
    <meta:document-statistic meta:object-count="42"/>
  </office:meta>
</office:document-meta>
</file>